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P152" style:family="paragraph" style:parent-style-name="Standard">
      <style:text-properties style:font-name="Times" officeooo:rsid="011f2bc7" officeooo:paragraph-rsid="011f2bc7"/>
    </style:style>
    <style:style style:name="P153" style:family="paragraph" style:parent-style-name="Standard">
      <style:text-properties style:font-name="Times" officeooo:rsid="011f3c1d" officeooo:paragraph-rsid="011f3c1d"/>
    </style:style>
    <style:style style:name="P154" style:family="paragraph" style:parent-style-name="Standard">
      <style:text-properties style:font-name="Times" officeooo:rsid="01224e7c" officeooo:paragraph-rsid="01224e7c"/>
    </style:style>
    <style:style style:name="P155" style:family="paragraph" style:parent-style-name="Standard">
      <style:text-properties style:font-name="Times" officeooo:rsid="0124aa90" officeooo:paragraph-rsid="0124aa90"/>
    </style:style>
    <style:style style:name="P156" style:family="paragraph" style:parent-style-name="Standard">
      <style:text-properties style:font-name="Times" officeooo:rsid="0125b5aa" officeooo:paragraph-rsid="0125b5aa"/>
    </style:style>
    <style:style style:name="P157" style:family="paragraph" style:parent-style-name="Standard">
      <style:text-properties style:font-name="Times" officeooo:rsid="0126c560" officeooo:paragraph-rsid="0126c560"/>
    </style:style>
    <style:style style:name="P158" style:family="paragraph" style:parent-style-name="Standard">
      <style:text-properties style:font-name="Times" officeooo:rsid="0127d696" officeooo:paragraph-rsid="0127d696"/>
    </style:style>
    <style:style style:name="P159" style:family="paragraph" style:parent-style-name="Standard">
      <style:text-properties style:font-name="Times" officeooo:rsid="0127d696" officeooo:paragraph-rsid="01317a63"/>
    </style:style>
    <style:style style:name="P160" style:family="paragraph" style:parent-style-name="Standard">
      <style:text-properties style:font-name="Times" officeooo:rsid="01292c98" officeooo:paragraph-rsid="01292c98"/>
    </style:style>
    <style:style style:name="P161" style:family="paragraph" style:parent-style-name="Standard">
      <style:text-properties style:font-name="Times" officeooo:rsid="01294d80" officeooo:paragraph-rsid="01294d80"/>
    </style:style>
    <style:style style:name="P162" style:family="paragraph" style:parent-style-name="Standard">
      <style:text-properties style:font-name="Times" officeooo:rsid="012d213c" officeooo:paragraph-rsid="012d213c"/>
    </style:style>
    <style:style style:name="P163" style:family="paragraph" style:parent-style-name="Standard">
      <style:text-properties style:font-name="Times" officeooo:rsid="012ed434" officeooo:paragraph-rsid="012d213c"/>
    </style:style>
    <style:style style:name="P164" style:family="paragraph" style:parent-style-name="Standard">
      <style:text-properties style:font-name="Times" officeooo:rsid="012ed434" officeooo:paragraph-rsid="012ed434"/>
    </style:style>
    <style:style style:name="P165" style:family="paragraph" style:parent-style-name="Standard">
      <style:text-properties style:font-name="Times" officeooo:rsid="012facf9" officeooo:paragraph-rsid="012facf9"/>
    </style:style>
    <style:style style:name="P166" style:family="paragraph" style:parent-style-name="Standard">
      <style:text-properties style:font-name="Times" officeooo:rsid="01327e84" officeooo:paragraph-rsid="01327e84"/>
    </style:style>
    <style:style style:name="P167" style:family="paragraph" style:parent-style-name="Standard">
      <style:text-properties style:font-name="Times" officeooo:rsid="0133708c" officeooo:paragraph-rsid="0133708c"/>
    </style:style>
    <style:style style:name="P168" style:family="paragraph" style:parent-style-name="Standard">
      <style:text-properties style:font-name="Times" officeooo:rsid="01345d2d" officeooo:paragraph-rsid="01345d2d"/>
    </style:style>
    <style:style style:name="P169" style:family="paragraph" style:parent-style-name="Standard">
      <style:text-properties style:font-name="Times" officeooo:rsid="01354994" officeooo:paragraph-rsid="01354994"/>
    </style:style>
    <style:style style:name="P170" style:family="paragraph" style:parent-style-name="Standard">
      <style:text-properties style:font-name="Times" officeooo:rsid="0136f4da" officeooo:paragraph-rsid="0136f4da"/>
    </style:style>
    <style:style style:name="P171" style:family="paragraph" style:parent-style-name="Standard">
      <style:text-properties style:font-name="Times" officeooo:rsid="0138026a" officeooo:paragraph-rsid="0138026a"/>
    </style:style>
    <style:style style:name="P172" style:family="paragraph" style:parent-style-name="Standard">
      <style:text-properties style:font-name="Times" officeooo:rsid="013a7631" officeooo:paragraph-rsid="013a7631"/>
    </style:style>
    <style:style style:name="P173" style:family="paragraph" style:parent-style-name="Standard">
      <style:text-properties style:font-name="Times" officeooo:rsid="013c221e" officeooo:paragraph-rsid="013c221e"/>
    </style:style>
    <style:style style:name="P174" style:family="paragraph" style:parent-style-name="Standard">
      <style:text-properties style:font-name="Times" officeooo:rsid="013e41c8" officeooo:paragraph-rsid="013e41c8"/>
    </style:style>
    <style:style style:name="P175" style:family="paragraph" style:parent-style-name="Standard">
      <style:text-properties style:font-name="Times" officeooo:rsid="013fa0e5" officeooo:paragraph-rsid="013fa0e5"/>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0ced0"/>
    </style:style>
    <style:style style:name="T113" style:family="text">
      <style:text-properties officeooo:rsid="0122bc6d"/>
    </style:style>
    <style:style style:name="T114" style:family="text">
      <style:text-properties officeooo:rsid="012a10dc"/>
    </style:style>
    <style:style style:name="T115" style:family="text">
      <style:text-properties officeooo:rsid="012facf9"/>
    </style:style>
    <style:style style:name="T116" style:family="text">
      <style:text-properties officeooo:rsid="01317a63"/>
    </style:style>
    <style:style style:name="T117" style:family="text">
      <style:text-properties officeooo:rsid="01327e84"/>
    </style:style>
    <style:style style:name="T118" style:family="text">
      <style:text-properties officeooo:rsid="01346335"/>
    </style:style>
    <style:style style:name="T119" style:family="text">
      <style:text-properties officeooo:rsid="0136f4da"/>
    </style:style>
    <style:style style:name="T120" style:family="text">
      <style:text-properties officeooo:rsid="0138026a"/>
    </style:style>
    <style:style style:name="T121" style:family="text">
      <style:text-properties officeooo:rsid="013a7631"/>
    </style:style>
    <style:style style:name="T122" style:family="text">
      <style:text-properties officeooo:rsid="013e935c"/>
    </style:style>
    <style:style style:name="T123" style:family="text">
      <style:text-properties officeooo:rsid="014056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52">92_4: d=0.5 [1]</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p>
      <text:p text:style-name="P150">94_2: Ma = 1000 </text:p>
      <text:p text:style-name="P150">94_3: Ma = 1e4 </text:p>
      <text:p text:style-name="P152"><text:soft-page-break/>94_4: Ma = 10 [3]</text:p>
      <text:p text:style-name="P141"/>
      <text:p text:style-name="P153">95: fixed Ma working on cp. <text:span text:style-name="T112">[2]</text:span></text:p>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54">96: substrate adsorption. <text:span text:style-name="T113">Found negative substrate mass, realized the abs(rsi) is needed. Modify and rerun. Still negative substrate mass. Cp at r=z=0 increase crazily. There's something wrong.</text:span></text:p>
      <text:p text:style-name="P158">96: Da = 100 </text:p>
      <text:p text:style-name="P155">96_1: set Da=0. Seems fine.</text:p>
      <text:p text:style-name="P156">96_2: Da=1.0 </text:p>
      <text:p text:style-name="P157">96_3: Da = 1.0e5 <text:s/></text:p>
      <text:p text:style-name="P157"/>
      <text:p text:style-name="P159">97: with Marangoni flow. Fixed Ma <text:span text:style-name="T117">(natural)</text:span>. <text:span text:style-name="T116">Da=100?(maybe)</text:span>.</text:p>
      <text:p text:style-name="P165">97_1: <text:span text:style-name="T117">Da = 10, Ma = 10</text:span></text:p>
      <text:p text:style-name="P166">97_2: Da = 10, Ma = -100</text:p>
      <text:p text:style-name="P165"/>
      <text:p text:style-name="P160">98: no fixed Ma.</text:p>
      <text:p text:style-name="P161">98_1: Da=1.0. <text:span text:style-name="T114">cp_average correction. Record Da_sub value, flags for adsp.</text:span></text:p>
      <text:p text:style-name="P162">98_2: Da = 10.0 <text:s/><text:span text:style-name="T115">[1]</text:span></text:p>
      <text:p text:style-name="P163"/>
      <text:p text:style-name="P164">surface adsorption</text:p>
      <text:p text:style-name="P164">99: <text:span text:style-name="T118">Da_surf1=100, Da_surf2=1. Not converging after a few timesteps. Total mass not conserved.</text:span></text:p>
      <text:p text:style-name="P169">99_1: fixed mistakes by sekand method. <text:span text:style-name="T119">Mass conservation not achieved, negative gamma.</text:span></text:p>
      <text:p text:style-name="P170">99_2: add dilatation term. <text:span text:style-name="T120">Negative gamma.</text:span></text:p>
      <text:p text:style-name="P171">99_3: only Rms1&amp;2: <text:span text:style-name="T121">negative gamma at CL, smaller mass loss. Cp goes to negative.</text:span></text:p>
      <text:p text:style-name="P172">99_4: Rms1&amp;2&amp;32: <text:span text:style-name="T122">sudden plump may be due to negative cp.</text:span></text:p>
      <text:p text:style-name="P173">99_5: model modification: Da1*gamma*cp.</text:p>
      <text:p text:style-name="P174">99_6: set Da1=Da2=0 to see if surface concentration conserved. <text:span text:style-name="T123">Surface mass decrease a lot.</text:span></text:p>
      <text:p text:style-name="P175">99_7: fix mistakes in Rms3 (missed a SQ**0.5 when deriving by hand). <text:span text:style-name="T123">Surface mass increased.</text:span></text:p>
      <text:p text:style-name="P168">Next commit “works for surf_adsp alone, still need to adjust for both adsp on”</text:p>
      <text:p text:style-name="P164"/>
      <text:p text:style-name="P167">I can integrate ds for all surface integrals, so that no need to recalculate in each equation.</text:p>
      <text:p text:style-name="P117"/>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text:soft-page-break/></text:p>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06T18:31:56.606858873</dc:date>
    <dc:creator>Lihui Wang</dc:creator>
    <meta:editing-duration>P40DT38M22S</meta:editing-duration>
    <meta:editing-cycles>237</meta:editing-cycles>
    <meta:generator>LibreOffice/4.3.7.2$Linux_X86_64 LibreOffice_project/430$Build-2</meta:generator>
    <meta:document-statistic meta:table-count="0" meta:image-count="0" meta:object-count="0" meta:page-count="14" meta:paragraph-count="293" meta:word-count="4454" meta:character-count="26727" meta:non-whitespace-character-count="22492"/>
  </office:meta>
</office:document-meta>
</file>